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271c4" officeooo:paragraph-rsid="00127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mors and Legons</text:p>
      <text:p text:style-name="P1"/>
      <text:p text:style-name="P1">Mirror Tower</text:p>
      <text:p text:style-name="P1"><text:tab/>See another Character and gain a proficiency</text:p>
      <text:p text:style-name="P1"/>
      <text:p text:style-name="P1">Magic Cab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8:47:57.316450739</meta:creation-date>
    <dc:date>2020-06-10T13:54:42.232259322</dc:date>
    <meta:editing-duration>PT18H56M34S</meta:editing-duration>
    <meta:editing-cycles>1</meta:editing-cycles>
    <meta:document-statistic meta:table-count="0" meta:image-count="0" meta:object-count="0" meta:page-count="1" meta:paragraph-count="4" meta:word-count="14" meta:character-count="85" meta:non-whitespace-character-count="74"/>
    <meta:generator>LibreOffice/6.0.7.3$Linux_X86_64 LibreOffice_project/00m0$Build-3</meta:generator>
  </office:meta>
</office:document-meta>
</file>